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3a1" officeooo:paragraph-rsid="001e33a1"/>
    </style:style>
    <style:style style:name="P2" style:family="paragraph" style:parent-style-name="Standard">
      <style:text-properties officeooo:rsid="0020be0e" officeooo:paragraph-rsid="0020be0e"/>
    </style:style>
    <style:style style:name="P3" style:family="paragraph" style:parent-style-name="Standard">
      <style:text-properties officeooo:rsid="0020be0e" officeooo:paragraph-rsid="0020be0e"/>
    </style:style>
    <style:style style:name="P4" style:family="paragraph" style:parent-style-name="Standard">
      <style:text-properties officeooo:rsid="00247996" officeooo:paragraph-rsid="00247996"/>
    </style:style>
    <style:style style:name="T1" style:family="text">
      <style:text-properties officeooo:rsid="00201876"/>
    </style:style>
    <style:style style:name="T2" style:family="text">
      <style:text-properties officeooo:rsid="0020be0e"/>
    </style:style>
    <style:style style:name="T3" style:family="text">
      <style:text-properties officeooo:rsid="00219c03"/>
    </style:style>
    <style:style style:name="T4" style:family="text">
      <style:text-properties officeooo:rsid="002390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PsoC 101 Training</text:p>
      <text:p text:style-name="P1"/>
      <text:p text:style-name="P1"/>
      <text:p text:style-name="P1"/>
      <text:p text:style-name="P1">Introduction to PsoC 6 and Psoc Creator</text:p>
      <text:p text:style-name="P1">Dual Core features of Psoc 6</text:p>
      <text:p text:style-name="P1">Hello world program in psoc creator for blinking LED <text:span text:style-name="T1">in 3 modes 1. Without CPU 2. From Firmware </text:span><text:span text:style-name="T2">in M0 core and 3. from M4 core .</text:span></text:p>
      <text:p text:style-name="P2">Introduction to PDL libraries.</text:p>
      <text:p text:style-name="P2">The M0 and M4 cores in Psoc 6 use the same registers and buses allowing for resource sharing between the 2 core. This enable application developers to partition their code to the core that best suits the needs.</text:p>
      <text:p text:style-name="P2"/>
      <text:p text:style-name="P2">RTOS</text:p>
      <text:p text:style-name="P2">Free RTOS usage for handling multiple peripherals and communication blocks<text:line-break/><text:span text:style-name="T3">UART Block code with Free RTOS for sending and receiving commands via tera ter</text:span><text:span text:style-name="T4">m.</text:span></text:p>
      <text:p text:style-name="P2"><text:span text:style-name="T4">SCB 5 block was used for UART setup<text:line-break/>Free RTSO Task was created with semaphores to run UART task on key press. And print amessage </text:span></text:p>
      <text:p text:style-name="P4">Basic ez I2C program was developed and same was used to send and retrieve data from the PsoC 6 using the bridge control panel.</text:p>
      <text:p text:style-name="P4">Chart feature of Bridge control panel was used to observe the changes in the values retrieved from PsoC using the ezI2C.</text:p>
      <text:p text:style-name="P4">Implemented a kill switch circuit using top schematic of psoc creator by making use of digital multiplexer, not gates and a t-flipflop to stop pwm’s controlling motor operation.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09:52:30.782699162</meta:creation-date>
    <dc:date>2021-10-13T18:13:37.245045257</dc:date>
    <meta:editing-duration>PT3H41M3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208" meta:character-count="1169" meta:non-whitespace-character-count="966"/>
  </office:meta>
</office:document-meta>
</file>